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54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333333333333333in"/>
    </style:style>
    <style:style style:name="co5" style:family="table-column">
      <style:table-column-properties fo:break-before="auto" style:column-width="1.781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location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 </text:p>
          </table:table-cell>
          <table:table-cell table:style-name="ce21" office:value-type="string">
            <text:p>FEB </text:p>
          </table:table-cell>
          <table:table-cell table:style-name="ce21" office:value-type="string">
            <text:p>MAR </text:p>
          </table:table-cell>
          <table:table-cell table:style-name="ce21" office:value-type="string">
            <text:p>APR </text:p>
          </table:table-cell>
          <table:table-cell table:style-name="ce21" office:value-type="string">
            <text:p>MAY </text:p>
          </table:table-cell>
          <table:table-cell table:style-name="ce21" office:value-type="string">
            <text:p>JUN </text:p>
          </table:table-cell>
          <table:table-cell table:style-name="ce21" office:value-type="string">
            <text:p>JUL </text:p>
          </table:table-cell>
          <table:table-cell table:style-name="ce21" office:value-type="string">
            <text:p>AUG </text:p>
          </table:table-cell>
          <table:table-cell table:style-name="ce21" office:value-type="string">
            <text:p>SEP </text:p>
          </table:table-cell>
          <table:table-cell table:style-name="ce21" office:value-type="string">
            <text:p>OCT </text:p>
          </table:table-cell>
          <table:table-cell table:style-name="ce21" office:value-type="string">
            <text:p>NOV </text:p>
          </table:table-cell>
          <table:table-cell table:style-name="ce21" office:value-type="string">
            <text:p>DEC</text:p>
          </table:table-cell>
        </table:table-row>
        <table:table-row table:style-name="ro2">
          <table:table-cell table:style-name="ce21" office:value-type="string">
            <text:p>Larceny Offenses</text:p>
          </table:table-cell>
          <table:table-cell table:style-name="ce22" office:value-type="float" office:value="11383">
            <text:p>11,383</text:p>
          </table:table-cell>
          <table:table-cell table:style-name="ce22" office:value-type="float" office:value="10168">
            <text:p>10,168</text:p>
          </table:table-cell>
          <table:table-cell table:style-name="ce22" office:value-type="float" office:value="11946">
            <text:p>11,946</text:p>
          </table:table-cell>
          <table:table-cell table:style-name="ce22" office:value-type="float" office:value="12548">
            <text:p>12,548</text:p>
          </table:table-cell>
          <table:table-cell table:style-name="ce22" office:value-type="float" office:value="12997">
            <text:p>12,997</text:p>
          </table:table-cell>
          <table:table-cell table:style-name="ce22" office:value-type="float" office:value="13655">
            <text:p>13,655</text:p>
          </table:table-cell>
          <table:table-cell table:style-name="ce22" office:value-type="float" office:value="14077">
            <text:p>14,077</text:p>
          </table:table-cell>
          <table:table-cell table:style-name="ce22" office:value-type="float" office:value="14464">
            <text:p>14,464</text:p>
          </table:table-cell>
          <table:table-cell table:style-name="ce22" office:value-type="float" office:value="12954">
            <text:p>12,954</text:p>
          </table:table-cell>
          <table:table-cell table:style-name="ce22" office:value-type="float" office:value="13132">
            <text:p>13,132</text:p>
          </table:table-cell>
          <table:table-cell table:style-name="ce22" office:value-type="float" office:value="12167">
            <text:p>12,167</text:p>
          </table:table-cell>
          <table:table-cell table:style-name="ce22" office:value-type="float" office:value="11907">
            <text:p>11,907</text:p>
          </table:table-cell>
        </table:table-row>
      </table:table>
      <table:table table:name="location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3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474">
            <text:p>474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382">
            <text:p>382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42">
            <text:p>742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588">
            <text:p>588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3609">
            <text:p>3609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959">
            <text:p>959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5920">
            <text:p>5920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7687">
            <text:p>17687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853">
            <text:p>1853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977">
            <text:p>977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186">
            <text:p>1186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723">
            <text:p>5723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3241">
            <text:p>13241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643">
            <text:p>1643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1142">
            <text:p>1142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2046">
            <text:p>22046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384">
            <text:p>384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9050">
            <text:p>49050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261">
            <text:p>2261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6278">
            <text:p>6278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2113">
            <text:p>2113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4506">
            <text:p>4506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8284">
            <text:p>828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51398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456">
            <text:p>456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9866">
            <text:p>29866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0163">
            <text:p>20163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83">
            <text:p>483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39289">
            <text:p>39289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5395">
            <text:p>15395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45441">
            <text:p>4544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51398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2035">
            <text:p>22035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1753">
            <text:p>21753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2269">
            <text:p>22269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2571">
            <text:p>22571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3553">
            <text:p>2355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0932">
            <text:p>20932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8285">
            <text:p>1828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513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